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27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27">
            <text:p>127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2387">
            <text:p>2387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2818">
            <text:p>281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2911">
            <text:p>2911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3577">
            <text:p>3577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4347">
            <text:p>4347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4493">
            <text:p>4493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4638">
            <text:p>4638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5402">
            <text:p>5402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5724">
            <text:p>5724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6603">
            <text:p>6603</text:p>
          </table:table-cell>
          <table:table-cell office:value-type="float" office:value="361">
            <text:p>361</text:p>
          </table:table-cell>
          <table:table-cell>
            <draw:frame table:end-cell-address="Sheet1_2.L76" table:end-x="0.8118in" table:end-y="0.0728in" draw:z-index="0" draw:style-name="gr1" svg:width="8.8059in" svg:height="5.1988in" svg:x="0.0071in" svg:y="0.0106in">
              <draw:object draw:notify-on-update-of-ranges="Sheet1_2.A1:Sheet1_2.A1 Sheet1_2.A2:Sheet1_2.A75 Sheet1_2.B1:Sheet1_2.B1 Sheet1_2.B2:Sheet1_2.B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779">
            <text:p>6779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7721">
            <text:p>7721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7935">
            <text:p>7935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9097">
            <text:p>9097</text:p>
          </table:table-cell>
          <table:table-cell office:value-type="float" office:value="355">
            <text:p>355</text:p>
          </table:table-cell>
          <table:table-cell/>
        </table:table-row>
        <table:table-row table:style-name="ro1">
          <table:table-cell office:value-type="float" office:value="9330">
            <text:p>9330</text:p>
          </table:table-cell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10377">
            <text:p>1037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10719">
            <text:p>1071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10893">
            <text:p>1089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11963">
            <text:p>1196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2297">
            <text:p>1229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3365">
            <text:p>13365</text:p>
          </table:table-cell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13709">
            <text:p>13709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3891">
            <text:p>13891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14155">
            <text:p>14155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4377">
            <text:p>1437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5577">
            <text:p>1557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5704">
            <text:p>15704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5949">
            <text:p>15949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6371">
            <text:p>1637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426">
            <text:p>1642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20">
            <text:p>1702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8740">
            <text:p>1874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285">
            <text:p>1828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881">
            <text:p>1788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9480">
            <text:p>1948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38">
            <text:p>20038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237">
            <text:p>202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1205">
            <text:p>2120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15:3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Cox</meta:initial-creator>
    <meta:creation-date>2011-06-07T15:25:07</meta:creation-date>
    <dc:date>2011-06-07T15:38:22</dc:date>
    <dc:creator>Paul Cox</dc:creator>
    <meta:editing-duration>PT00H13M16S</meta:editing-duration>
    <meta:editing-cycles>1</meta:editing-cycles>
    <meta:document-statistic meta:table-count="4" meta:cell-count="202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width="0.051cm" svg:stroke-color="#b3b3b3"/>
      <style:text-properties fo:font-size="8pt" style:font-size-asian="8pt" style:font-size-complex="8pt"/>
    </style:style>
    <style:style style:name="ch6" style:family="chart">
      <style:chart-properties chart:auto-position="true" chart:scale-text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chart:scale-text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scale-text="true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68cm" svg:height="13.206cm" xlink:href=".." chart:class="chart:scatter" chart:style-name="ch1">
        <chart:title svg:x="7.387cm" svg:y="0.264cm" chart:style-name="ch2">
          <text:p>Scan points versus Altitude</text:p>
        </chart:title>
        <chart:legend chart:legend-position="end" svg:x="20.795cm" svg:y="6.321cm" chart:style-name="ch3"/>
        <chart:plot-area chart:style-name="ch4" table:cell-range-address="Sheet1_2.A1:Sheet1_2.B75" chart:data-source-has-labels="row" svg:x="0.693cm" svg:y="1.243cm" svg:width="19.656cm" svg:height="11.372cm">
          <chart:axis chart:dimension="x" chart:name="primary-x" chart:style-name="ch5">
            <chart:title svg:x="9.564cm" svg:y="12.175cm" chart:style-name="ch6">
              <text:p>Altitude (mm)</text:p>
            </chart:title>
          </chart:axis>
          <chart:axis chart:dimension="y" chart:name="primary-y" chart:style-name="ch7">
            <chart:title svg:x="0.448cm" svg:y="7.952cm" chart:style-name="ch8">
              <text:p>Scan Points</text:p>
            </chart:title>
            <chart:grid chart:style-name="ch9" chart:class="major"/>
          </chart:axis>
          <chart:series chart:style-name="ch10" chart:values-cell-range-address="Sheet1_2.B2:Sheet1_2.B75" chart:label-cell-address="Sheet1_2.B1:Sheet1_2.B1" chart:class="chart:scatter">
            <chart:domain table:cell-range-address="Sheet1_2.A2:Sheet1_2.A75"/>
            <chart:data-point chart:repeated="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_2.B1:Sheet1_2.B1">36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">
                <text:p text:id="Sheet1_2.A2:Sheet1_2.A75">124</text:p>
              </table:table-cell>
              <table:table-cell office:value-type="float" office:value="361">
                <text:p text:id="Sheet1_2.B2:Sheet1_2.B75">3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">
                <text:p>12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">
                <text:p>12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">
                <text:p>13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">
                <text:p>12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">
                <text:p>20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">
                <text:p>21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9">
                <text:p>22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8">
                <text:p>30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4">
                <text:p>33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4">
                <text:p>43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">
                <text:p>44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6">
                <text:p>54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">
                <text:p>57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7">
                <text:p>59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8">
                <text:p>71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">
                <text:p>75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4">
                <text:p>82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8">
                <text:p>98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7">
                <text:p>103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9">
                <text:p>131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8">
                <text:p>138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78">
                <text:p>177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48">
                <text:p>184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18">
                <text:p>191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03">
                <text:p>230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87">
                <text:p>238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18">
                <text:p>281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11">
                <text:p>291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7">
                <text:p>357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94">
                <text:p>369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47">
                <text:p>434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3">
                <text:p>449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38">
                <text:p>463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02">
                <text:p>540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24">
                <text:p>572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03">
                <text:p>660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79">
                <text:p>677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21">
                <text:p>77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35">
                <text:p>793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97">
                <text:p>909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30">
                <text:p>933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77">
                <text:p>1037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19">
                <text:p>1071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93">
                <text:p>1089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963">
                <text:p>1196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297">
                <text:p>122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65">
                <text:p>133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709">
                <text:p>137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91">
                <text:p>1389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55">
                <text:p>141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77">
                <text:p>14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77">
                <text:p>155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04">
                <text:p>157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949">
                <text:p>159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371">
                <text:p>163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26">
                <text:p>164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20">
                <text:p>17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740">
                <text:p>18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85">
                <text:p>18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81">
                <text:p>178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80">
                <text:p>19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38">
                <text:p>200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